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8cd8" officeooo:paragraph-rsid="00098c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"ns3/core-module.h" </text:p>
      <text:p text:style-name="P1">#include "ns3/network-module.h" </text:p>
      <text:p text:style-name="P1">#include "ns3/internet-module.h" </text:p>
      <text:p text:style-name="P1">#include "ns3/point-to-point-module.h" </text:p>
      <text:p text:style-name="P1">#include "ns3/applications-module.h" </text:p>
      <text:p text:style-name="P1">using namespace ns3; </text:p>
      <text:p text:style-name="P1">NS_LOG_COMPONENT_DEFINE ("FirstScriptExample"); </text:p>
      <text:p text:style-name="P1">int main (int argc, char *argv[])</text:p>
      <text:p text:style-name="P1">{ </text:p>
      <text:p text:style-name="P1">Time::SetResolution (Time::NS); </text:p>
      <text:p text:style-name="P1">LogComponentEnable ("UdpEchoClientApplication", LOG_LEVEL_INFO); </text:p>
      <text:p text:style-name="P1">LogComponentEnable ("UdpEchoServerApplication", LOG_LEVEL_INFO); </text:p>
      <text:p text:style-name="P1">NodeContainer nodes; </text:p>
      <text:p text:style-name="P1">nodes.Create(3); </text:p>
      <text:p text:style-name="P1">PointToPointHelper pointToPoint; </text:p>
      <text:p text:style-name="P1">pointToPoint.SetDeviceAttribute ("DataRate", StringValue ("5Mbps")); </text:p>
      <text:p text:style-name="P1">pointToPoint.SetChannelAttribute ("Delay", StringValue ("2ms")); </text:p>
      <text:p text:style-name="P1">NetDeviceContainer devices, devices1; </text:p>
      <text:p text:style-name="P1">devices = pointToPoint.Install (nodes.Get(0),nodes.Get(1)); </text:p>
      <text:p text:style-name="P1">devices1 = pointToPoint.Install (nodes.Get(2),nodes.Get(1)); </text:p>
      <text:p text:style-name="P1">InternetStackHelper stack; </text:p>
      <text:p text:style-name="P1">stack.Install (nodes); </text:p>
      <text:p text:style-name="P1">Ipv4AddressHelper address; </text:p>
      <text:p text:style-name="P1">address.SetBase ("10.1.1.0", "255.255.255.0"); </text:p>
      <text:p text:style-name="P1">Ipv4InterfaceContainer interfaces = address.Assign (devices); </text:p>
      <text:p text:style-name="P1">Ipv4InterfaceContainer interfaces1 = address.Assign (devices1); </text:p>
      <text:p text:style-name="P1"></text:p>
      <text:p text:style-name="P1">UdpEchoServerHelper echoServer (90); </text:p>
      <text:p text:style-name="P1">ApplicationContainer serverApps = echoServer.Install (nodes.Get(1)); </text:p>
      <text:p text:style-name="P1">serverApps.Start (Seconds(1.0)); </text:p>
      <text:p text:style-name="P1">serverApps.Stop (Seconds(30.0)); </text:p>
      <text:p text:style-name="P1"></text:p>
      <text:p text:style-name="P1">UdpEchoClientHelper echoClient (interfaces.GetAddress (1),90); </text:p>
      <text:p text:style-name="P1">echoClient.SetAttribute("MaxPackets", UintegerValue (1)); </text:p>
      <text:p text:style-name="P1">echoClient.SetAttribute("Interval", TimeValue (Seconds (1.0))); </text:p>
      <text:p text:style-name="P1">echoClient.SetAttribute("PacketSize", UintegerValue (1024)); </text:p>
      <text:p text:style-name="P1">ApplicationContainer clientApps = echoClient.Install (nodes.Get(0)); </text:p>
      <text:p text:style-name="P1">clientApps.Start (Seconds (2.0)); </text:p>
      <text:p text:style-name="P1">clientApps.Stop (Seconds (10.0)); </text:p>
      <text:p text:style-name="P1"></text:p>
      <text:p text:style-name="P1">UdpEchoClientHelper echoClient1 (interfaces1.GetAddress(1), 90); </text:p>
      <text:p text:style-name="P1">echoClient1.SetAttribute("MaxPackets", UintegerValue(1)); </text:p>
      <text:p text:style-name="P1">echoClient1.SetAttribute("Interval", TimeValue (Seconds(1.0))); </text:p>
      <text:p text:style-name="P1">echoClient1.SetAttribute("PacketSize", UintegerValue(1024)); </text:p>
      <text:p text:style-name="P1">ApplicationContainer clientApps1 = echoClient1.Install(nodes.Get (2)); </text:p>
      <text:p text:style-name="P1">clientApps1.Start(Seconds(11.0)); </text:p>
      <text:p text:style-name="P1">clientApps1.Stop (Seconds(20.0)); </text:p>
      <text:p text:style-name="P1">Simulator::Run (); </text:p>
      <text:p text:style-name="P1">Simulator::Destroy (); </text:p>
      <text:p text:style-name="P1">return 0; 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1T12:50:44.772393891</meta:creation-date>
    <dc:date>2018-09-11T12:51:04.651334284</dc:date>
    <meta:editing-duration>P0D</meta:editing-duration>
    <meta:editing-cycles>1</meta:editing-cycles>
    <meta:document-statistic meta:table-count="0" meta:image-count="0" meta:object-count="0" meta:page-count="1" meta:paragraph-count="51" meta:word-count="136" meta:character-count="2095" meta:non-whitespace-character-count="1911"/>
    <meta:generator>LibreOffice/4.2.4.2$Linux_x86 LibreOffice_project/420m0$Build-2</meta:generator>
  </office:meta>
</office:document-meta>
</file>